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is_20210412141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denominaca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ASI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RMANIA <text:s text:c="31"/>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UINE <text:s text:c="34"/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EMEM DO SUL <text:s text:c="27"/>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LANDIA <text:s text:c="31"/>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UGOSLAVIA <text:s text:c="29"/>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AO SOVIETICA <text:s text:c="24"/>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VIETINA <text:s text:c="32"/>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EUTA E MELILLA <text:s text:c="24"/>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LHA JOHNSTOM <text:s text:c="26"/>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ILHA WAKE <text:s text:c="30"/>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ILHAS DO CANAL <text:s text:c="25"/>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ILHAS COOR <text:s text:c="29"/>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ILHAS FABOE <text:s text:c="28"/>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ILHAS MARIANAS DO NORTE <text:s text:c="16"/>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IRIA OCIDENTAL <text:s text:c="25"/>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. TUT. DAS I. PACIFICO <text:s text:c="16"/>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LGERIA <text:s text:c="32"/>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AITI <text:s text:c="34"/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ARBUDA <text:s text:c="32"/>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QUIRIBATI <text:s text:c="30"/>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ICRONESIA <text:s text:c="29"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GUA <text:s text:c="32"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TRIA <text:s text:c="32"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REIN <text:s text:c="33"/>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ELARUS <text:s text:c="32"/>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ERMUDAS <text:s text:c="31"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TSUANA <text:s text:c="31"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MBOJA <text:s text:c="32"/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TAR <text:s text:c="34"/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INGAPURA <text:s text:c="30"/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GO <text:s text:c="34"/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JIBUTI <text:s text:c="32"/>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GITO <text:s text:c="34"/>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TADOS UNIDOS <text:s text:c="25"/>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ORMOSA <text:s text:c="32"/>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RANADA <text:s text:c="32"/>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OLANDA <text:s text:c="32"/>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LHAS CAYMAN <text:s text:c="27"/>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ILHAS MIDWAY <text:s text:c="27"/>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UWEIT <text:s text:c="33"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DAGASCAR <text:s text:c="29"/>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LAVI <text:s text:c="33"/>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OLDOVA <text:s text:c="32"/>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IGER <text:s text:c="34"/>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AMOA OCIDENTAL <text:s text:c="24"/>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IMOR <text:s text:c="34"/>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RINIDAD E TOBAGO <text:s text:c="22"/>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ZAIRE <text:s text:c="34"/>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ZIMBABUE <text:s text:c="31"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ORRA <text:s text:c="32"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GOLA <text:s text:c="33"/>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NGUILLA <text:s text:c="31"/>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NTILHAS HOLANDESAS <text:s text:c="20"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GENTINA <text:s text:c="30"/>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RUBA <text:s text:c="34"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HAMAS <text:s text:c="32"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NGLADESH <text:s text:c="29"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RBADOS <text:s text:c="31"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LIZE <text:s text:c="33"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NIN <text:s text:c="34"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ASIL <text:s text:c="33"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UNEI <text:s text:c="33"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RUNDI <text:s text:c="32"/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BO VERDE <text:s text:c="29"/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ADE <text:s text:c="34"/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ILE <text:s text:c="34"/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INA <text:s text:c="34"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IPRE <text:s text:c="33"/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REIA DO SUL <text:s text:c="26"/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STA DO MARFIM <text:s text:c="24"/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STA RICA <text:s text:c="29"/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UBA <text:s text:c="35"/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NAMARCA <text:s text:c="30"/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OMINICA <text:s text:c="31"/>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L SALVADOR <text:s text:c="28"/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QUADOR <text:s text:c="32"/>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SPANHA <text:s text:c="32"/>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JI <text:s text:c="35"/>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ILIPINAS <text:s text:c="30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NA <text:s text:c="35"/>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IBRALTAR <text:s text:c="30"/>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UATEMALA <text:s text:c="30"/>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UIANA <text:s text:c="33"/>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UIANA FRANCESA <text:s text:c="24"/>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ITI <text:s text:c="34"/>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ONDURAS <text:s text:c="31"/>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HONG KONG <text:s text:c="30"/>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UNGRIA <text:s text:c="32"/>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RAQUE <text:s text:c="33"/>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IRLANDA <text:s text:c="32"/>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SRAEL <text:s text:c="33"/>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AMAICA <text:s text:c="32"/>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IRIBATI <text:s text:c="31"/>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AOS <text:s text:c="35"/>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ESOTO <text:s text:c="33"/>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ECHTENSTEIN <text:s text:c="26"/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UXEMBURGO <text:s text:c="29"/>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CAU <text:s text:c="34"/>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LDIVAS <text:s text:c="31"/>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I <text:s text:c="35"/>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LTA <text:s text:c="34"/>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ARROCOS <text:s text:c="31"/>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ARTINICA <text:s text:c="30"/>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AYOTTE <text:s text:c="32"/>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ONTSERRAT <text:s text:c="29"/>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AURU <text:s text:c="34"/>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EPAL <text:s text:c="34"/>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NIUE <text:s text:c="35"/>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ORUEGA <text:s text:c="32"/>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ALAU <text:s text:c="34"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ARAGUAI <text:s text:c="31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ERU <text:s text:c="35"/>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ORTO RICO <text:s text:c="29"/>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ORTUGAL <text:s text:c="31"/>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UANDA <text:s text:c="33"/>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AARA OCIDENTAL <text:s text:c="24"/>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AMOA AMERICANA <text:s text:c="24"/>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N MARINO <text:s text:c="29"/>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ANTA HELENA <text:s text:c="27"/>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ENEGAL <text:s text:c="32"/>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ERRA LEOA <text:s text:c="29"/>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EYCHELLES <text:s text:c="29"/>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RI LANKA <text:s text:c="30"/>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URINAME <text:s text:c="31"/>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OGO <text:s text:c="35"/>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ONGA <text:s text:c="34"/>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OQUELAU <text:s text:c="31"/>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URQUIA <text:s text:c="32"/>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UVALU <text:s text:c="33"/>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UGANDA <text:s text:c="33"/>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RUGUAI <text:s text:c="32"/>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ANUATU <text:s text:c="32"/>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ATICANO <text:s text:c="31"/>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ENEZUELA <text:s text:c="30"/>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EUNIAO <text:s text:c="32"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MANHA OCIDENTAL <text:s text:c="21"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MANHA ORIENTAL <text:s text:c="22"/>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NTARTICA <text:s text:c="30"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ABIA SAUDITA <text:s text:c="25"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GELIA <text:s text:c="32"/>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RMENIA <text:s text:c="32"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 <text:s text:c="30"/>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ZERBAIJAO <text:s text:c="29"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LGICA <text:s text:c="32"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LIVIA <text:s text:c="32"/>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BOSNIA-HERZEGOVINA <text:s text:c="21"/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ULGARIA <text:s text:c="31"/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RKINA <text:s text:c="32"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UTAO <text:s text:c="34"/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MAROES <text:s text:c="31"/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NADA <text:s text:c="33"/>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ZAQUISTAO <text:s text:c="28"/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OMBIA <text:s text:c="31"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EIA DO NORTE <text:s text:c="24"/>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ROACIA <text:s text:c="32"/>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MIRADOS ARABES UNIDOS <text:s text:c="17"/>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ERITEIA <text:s text:c="32"/>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ESCOCIA <text:s text:c="32"/>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SLOVAQUIA <text:s text:c="29"/>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SLOVENIA <text:s text:c="30"/>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STONIA <text:s text:c="32"/>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TIOPIA <text:s text:c="32"/>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NLANDIA <text:s text:c="30"/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RANCA <text:s text:c="33"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BAO <text:s text:c="34"/>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MBIA <text:s text:c="33"/>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EORGIA <text:s text:c="32"/>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RA-BRETANHA <text:s text:c="27"/>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RECIA <text:s text:c="33"/>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ROELANDIA <text:s text:c="29"/>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UADALUPE <text:s text:c="30"/>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UAN <text:s text:c="35"/>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UINE-BISSAU <text:s text:c="27"/>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UINE EQUATORIAL <text:s text:c="23"/>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EMEM <text:s text:c="34"/>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ILHA DE MAN <text:s text:c="28"/>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ILHA DE PITCAIRN <text:s text:c="23"/>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ILHA NORFOLK <text:s text:c="27"/>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LHAS CHRISTMAS <text:s text:c="24"/>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ILHAS COCOS (KEELING) <text:s text:c="18"/>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LHAS COMORES <text:s text:c="26"/>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ILHAS MALVINAS <text:s text:c="25"/>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LHAS MARSHAL <text:s text:c="26"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LHAS SALOMAO <text:s text:c="26"/>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LHAS TURKS E CAICOS <text:s text:c="19"/>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ILHAS VIRGENS AMERICANAS <text:s text:c="15"/>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ILHAS VIRGENS BRITANICAS <text:s text:c="15"/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LHAS WALLIS E FUTUNA <text:s text:c="18"/>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NDIA <text:s text:c="34"/>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NDONESIA <text:s text:c="30"/>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RA <text:s text:c="36"/>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SLANDIA <text:s text:c="31"/>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TALIA <text:s text:c="33"/>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APAO <text:s text:c="34"/>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ORDANIA <text:s text:c="31"/>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LETONIA <text:s text:c="32"/>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IBANO <text:s text:c="33"/>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IBERIA <text:s text:c="32"/>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IBIA <text:s text:c="34"/>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ITUANIA <text:s text:c="31"/>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ACEDONIA <text:s text:c="30"/>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ALASIA <text:s text:c="32"/>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URICIO <text:s text:c="31"/>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URITANIA <text:s text:c="29"/>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EXICO <text:s text:c="33"/>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ONACO <text:s text:c="33"/>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ONGOLIA <text:s text:c="31"/>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NAMIBIA <text:s text:c="32"/>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OCAMBIQUE <text:s text:c="29"/>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ICARAGUA <text:s text:c="30"/>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IGERIA <text:s text:c="32"/>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NOVA CALEDONIA <text:s text:c="25"/>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OVA ZELANDIA <text:s text:c="26"/>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MA <text:s text:c="36"/>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ANAMA <text:s text:c="33"/>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APUA NOVA GUINE <text:s text:c="23"/>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AQUISTAO <text:s text:c="30"/>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OLINESIA FRANCESA <text:s text:c="21"/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OLONIA <text:s text:c="32"/>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QUENIA <text:s text:c="33"/>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QUIRGUISTAO <text:s text:c="28"/>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EINO UNIDO <text:s text:c="28"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PUBL. DA AFRICA DO SUL <text:s text:c="15"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PUBL. DEMOCR. DO AFEGANISTAO <text:s text:c="9"/>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EPUBLICA CENTRO AFRICANA <text:s text:c="14"/>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EPUBLICA DOMINICANA <text:s text:c="19"/>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REPUBLICA THECA <text:s text:c="24"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PUBL. POPULAR DA ALBANIA <text:s text:c="13"/>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OMENIA <text:s text:c="32"/>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USSIA <text:s text:c="33"/>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AINT-PIERRE E MIQUELOH <text:s text:c="16"/>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ANTA LUCIA <text:s text:c="28"/>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AO CRISTOVAO E NEVES <text:s text:c="18"/>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O TOME E PRINCIPE <text:s text:c="20"/>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O VICENTE E GRANABINAS <text:s text:c="15"/>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IRIA <text:s text:c="34"/>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OMALIA <text:s text:c="32"/>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UAZILANDIA <text:s text:c="28"/>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UDAO <text:s text:c="34"/>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UECIA <text:s text:c="33"/>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UICA <text:s text:c="34"/>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VALBARD <text:s text:c="31"/>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AILANDIA <text:s text:c="30"/>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ADJIQUISTAO <text:s text:c="27"/>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ANZANIA <text:s text:c="31"/>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. BRIT. DO OCEANO INDICO <text:s text:c="14"/>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CHECOSLOVAQUIA <text:s text:c="24"/>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UNISIA <text:s text:c="32"/>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URCOMENISTAO <text:s text:c="26"/>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UCRANIA <text:s text:c="32"/>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UZBEQUISTAO <text:s text:c="28"/>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ZAMBIA <text:s text:c="3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2T14:52:45.047000000</dc:date>
    <dc:creator>Hércules Sant'Ana da Silva José</dc:creator>
    <meta:editing-duration>PT36S</meta:editing-duration>
    <meta:editing-cycles>1</meta:editing-cycles>
    <meta:document-statistic meta:table-count="1" meta:cell-count="508" meta:object-count="0"/>
    <meta:generator>LibreOffice/7.1.1.2$Windows_X86_64 LibreOffice_project/fe0b08f4af1bacafe4c7ecc87ce55bb426164676</meta:generator>
  </office:meta>
</office:document-meta>
</file>